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gebogen (da es uns einfach auf Grund der Jahreszeit nicht möglich war Menschen zu finden, welche gerade zwischen der Matrikulierung und dem ersten Unitagen stehen, haben wir für diesen Fragebogen Abiturenten ausfüllen lassen, die mit dem Gedanken spielen zu studieren)</text:p>
      <text:p text:style-name="Standard"/>
      <text:p text:style-name="Standard">Fandest Du das Spiel hilfreich um einen Einblick in den Unialltag zu gewinnen?<text:line-break/>Überwiegend 4<text:line-break/><text:line-break/>Fandest Du das Spiel hat Dir die Balancelehre des Studiums vermitteln können?</text:p>
      <text:p text:style-name="Standard">Überwiegend 5</text:p>
      <text:p text:style-name="Standard"/>
      <text:p text:style-name="Standard">Ist es Dir schwer gefallen bei dem Spiel eine hohe Punktzahl zu erlangen?<text:line-break/>Überwiegen 2</text:p>
      <text:p text:style-name="Standard"/>
      <text:p text:style-name="Standard">Würdest Du Dir wünschen, dass das Spiel an Berufsberatungsstellen zur Verfügung steht?<text:line-break/>Überwiegend 4</text:p>
      <text:p text:style-name="Standard"/>
      <text:p text:style-name="Standard">Fandest Du, dass die Texte und Anforderungen für deiner Altersgruppe entsprachen?<text:line-break/>Überwiegen 3</text:p>
      <text:p text:style-name="Standard"/>
      <text:p text:style-name="Standard"/>
      <text:p text:style-name="Standard">LEGENDE</text:p>
      <text:p text:style-name="Standard">1 Leider gar nicht</text:p>
      <text:p text:style-name="Standard">2 Überwiegend nicht</text:p>
      <text:p text:style-name="Standard">3 Teils teils</text:p>
      <text:p text:style-name="Standard">4 Meistens</text:p>
      <text:p text:style-name="Standard">5 Ja, auf jeden Fall </text:p>
      <text:p text:style-name="Standard"/>
      <text:p text:style-name="Standard"/>
      <text:p text:style-name="Standard">Positives:<text:line-break/><text:line-break/>- Das Spiel bietet einem eine völlig neue Sichtweise auf die Uni!<text:line-break/>- Wichtiges Thema, wird aber viel zu oft vernachlässigt</text:p>
      <text:p text:style-name="Standard">- Lustige Umsetzung, hatte Spaß beim Spielen</text:p>
      <text:p text:style-name="Standard"/>
      <text:p text:style-name="Standard">Kritik:</text:p>
      <text:p text:style-name="Standard"/>
      <text:p text:style-name="Standard">- Leider nur ein Tag, ein größerer umfassenderer Storymodus wäre cool <text:line-break/>- schwerer Lernaufgaben, so bekommt man den Eindruck Informatik wäre wie Geschich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yda Hayat</meta:initial-creator>
    <meta:creation-date>2015-07-17T20:03:18</meta:creation-date>
    <meta:document-statistic meta:table-count="0" meta:image-count="0" meta:object-count="0" meta:page-count="1" meta:paragraph-count="16" meta:word-count="182" meta:character-count="1162"/>
    <dc:date>2015-07-17T20:25:48</dc:date>
    <dc:creator>Sheyda Hayat</dc:creator>
    <meta:editing-duration>PT5M9S</meta:editing-duration>
    <meta:editing-cycles>1</meta:editing-cycles>
    <meta:generator>OpenOffice/4.0.0$Unix OpenOffice.org_project/400m3$Build-9702</meta:generator>
  </office:meta>
</office:document-meta>
</file>